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dições para Participação no Projeto Coruja</text:h>
      <text:p text:style-name="Standard"/>
      <text:list xml:id="list40464646" text:style-name="L1">
        <text:list-item>
          <text:p text:style-name="P1">O aluno deverá ser ciente que todo o material produzido, documentação de projeto, códigos-fontes, executáveis, e quaisquer outros artefatos serão disponibilizados para a comunidade de software livre, sob a licença GPL. O aluno ou professor participante tem o direito de constar na lista de colaboradores do projeto, com a citação das contribuições que deu a ele;</text:p>
          <text:p text:style-name="P1"/>
        </text:list-item>
        <text:list-item>
          <text:p text:style-name="P1">Respeitar todas regras de implementação do documento “Restrições de Implementação”;</text:p>
          <text:p text:style-name="P1"/>
        </text:list-item>
        <text:list-item>
          <text:p text:style-name="P1">Nenhum módulo do projeto Coruja pode violar qualquer regra estabelecida no modelo de dados físico do sistema Coruja, do qual faz parte o Dicionário de Dados;</text:p>
          <text:p text:style-name="P1"/>
        </text:list-item>
        <text:list-item>
          <text:p text:style-name="P1">Validar toda a funcionalidade (descrição dos casos de uso e protótipos funcionais), com as áreas responsáveis pela utilização do módulo a ser implementado;</text:p>
          <text:p text:style-name="P1"/>
        </text:list-item>
        <text:list-item>
          <text:p text:style-name="P1">O grupo responsável por um módulo do projeto tem o conhecimento que o trabalho só estará pronto, e só será considerado com tal, assim que o produto estiver em produção de forma integrada aos outros módulo do projeto Coruja, e com o aceite dos usuários responsáveis pela utilização do subproduto;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io Belo</meta:initial-creator>
    <meta:creation-date>2009-05-12T20:33:37.41</meta:creation-date>
    <dc:date>2009-05-12T20:46:02.85</dc:date>
    <dc:creator>Marcio Belo</dc:creator>
    <meta:editing-duration>PT00H12M23S</meta:editing-duration>
    <meta:editing-cycles>4</meta:editing-cycles>
    <meta:generator>BrOffice.org/3.0$Win32 OpenOffice.org_project/300m15$Build-9379</meta:generator>
    <meta:document-statistic meta:table-count="0" meta:image-count="0" meta:object-count="0" meta:page-count="1" meta:paragraph-count="6" meta:word-count="177" meta:character-count="1107"/>
    <meta:user-defined meta:name="Informações 1"/>
    <meta:user-defined meta:name="Informações 2"/>
    <meta:user-defined meta:name="Informações 3"/>
    <meta:user-defined meta:name="Informações 4"/>
  </office:meta>
</office:document-meta>
</file>